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7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23.6mm"/>
    </style:style>
    <style:style style:name="co7" style:family="table-column">
      <style:table-column-properties fo:break-before="auto" style:column-width="20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12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 style:data-style-name="N110"/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style:vertical-align="middle"/>
    </style:style>
  </office:automatic-styles>
  <office:body>
    <office:spreadsheet>
      <table:table table:name="souhrn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áclavské náměstí 4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ájemné</text:p>
          </table:table-cell>
          <table:table-cell table:style-name="ce2" office:value-type="string" calcext:value-type="string">
            <text:p>EP-SC</text:p>
          </table:table-cell>
          <table:table-cell table:style-name="ce2" office:value-type="string" calcext:value-type="string">
            <text:p>H&amp;Hotels</text:p>
          </table:table-cell>
          <table:table-cell table:style-name="ce2" office:value-type="string" calcext:value-type="string">
            <text:p>Celke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57000" calcext:value-type="float">
            <text:p>4 757 000</text:p>
          </table:table-cell>
          <table:table-cell table:style-name="ce4" office:value-type="float" office:value="6686000" calcext:value-type="float">
            <text:p>6 686 000</text:p>
          </table:table-cell>
          <table:table-cell table:style-name="ce5" office:value-type="float" office:value="11443000" calcext:value-type="float">
            <text:p>11 443 0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57000" calcext:value-type="float">
            <text:p>4 757 000</text:p>
          </table:table-cell>
          <table:table-cell table:style-name="ce4" office:value-type="float" office:value="4652000" calcext:value-type="float">
            <text:p>4 652 000</text:p>
          </table:table-cell>
          <table:table-cell table:style-name="ce5" office:value-type="float" office:value="9409000" calcext:value-type="float">
            <text:p>9 409 0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57000" calcext:value-type="float">
            <text:p>4 757 000</text:p>
          </table:table-cell>
          <table:table-cell table:style-name="ce4" office:value-type="float" office:value="4829000" calcext:value-type="float">
            <text:p>4 829 000</text:p>
          </table:table-cell>
          <table:table-cell table:style-name="ce5" office:value-type="float" office:value="9586000" calcext:value-type="float">
            <text:p>9 586 000</text:p>
          </table:table-cell>
        </table:table-row>
        <table:table-row table:style-name="ro1">
          <table:table-cell office:value-type="string" calcext:value-type="string">
            <text:p>Celkem</text:p>
          </table:table-cell>
          <table:table-cell table:style-name="ce5" office:value-type="float" office:value="14271000" calcext:value-type="float">
            <text:p>14 271 000</text:p>
          </table:table-cell>
          <table:table-cell table:style-name="ce5" office:value-type="float" office:value="16167000" calcext:value-type="float">
            <text:p>16 167 000</text:p>
          </table:table-cell>
          <table:table-cell table:style-name="ce5" office:value-type="float" office:value="30438000" calcext:value-type="float">
            <text:p>30 438 000</text:p>
          </table:table-cell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office:value-type="float" office:value="4757000" calcext:value-type="float">
            <text:p>4 757 000</text:p>
          </table:table-cell>
          <table:table-cell table:style-name="ce5" office:value-type="float" office:value="5389000" calcext:value-type="float">
            <text:p>5 389 000</text:p>
          </table:table-cell>
          <table:table-cell table:style-name="ce5" office:value-type="float" office:value="10146000" calcext:value-type="float">
            <text:p>10 146 0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áklady MČ</text:p>
          </table:table-cell>
          <table:table-cell table:style-name="ce2" office:value-type="string" calcext:value-type="string">
            <text:p>Kč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28000" calcext:value-type="float">
            <text:p>1 428 00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12000" calcext:value-type="float">
            <text:p>2 112 00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68000" calcext:value-type="float">
            <text:p>1 768 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style-name="ce5" office:value-type="float" office:value="5308000" calcext:value-type="float">
            <text:p>5 308 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odnájemné</text:p>
          </table:table-cell>
          <table:table-cell table:style-name="ce2" office:value-type="string" calcext:value-type="string">
            <text:p>EP-SC</text:p>
          </table:table-cell>
          <table:table-cell office:value-type="string" calcext:value-type="string">
            <text:p>Navýšení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623000" calcext:value-type="float">
            <text:p>13 623 00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297000" calcext:value-type="float">
            <text:p>14 297 000</text:p>
          </table:table-cell>
          <table:table-cell table:style-name="ce6" office:value-type="percentage" office:value="0.0494751523159362" calcext:value-type="percentage">
            <text:p>4,95 %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003000" calcext:value-type="float">
            <text:p>15 003 000</text:p>
          </table:table-cell>
          <table:table-cell table:style-name="ce6" office:value-type="percentage" office:value="0.0493809890186752" calcext:value-type="percentage">
            <text:p>4,94 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420000" calcext:value-type="float">
            <text:p>15 420 000</text:p>
          </table:table-cell>
          <table:table-cell table:style-name="ce6" office:value-type="percentage" office:value="0.0277944411117776" calcext:value-type="percentage">
            <text:p>2,78 %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507000" calcext:value-type="float">
            <text:p>15 507 000</text:p>
          </table:table-cell>
          <table:table-cell table:style-name="ce6" office:value-type="percentage" office:value="0.00564202334630348" calcext:value-type="percentage">
            <text:p>0,56 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394000" calcext:value-type="float">
            <text:p>15 394 000</text:p>
          </table:table-cell>
          <table:table-cell table:style-name="ce6" office:value-type="percentage" office:value="-0.00728703166311984" calcext:value-type="percentage">
            <text:p>-0,73 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925000" calcext:value-type="float">
            <text:p>15 925 000</text:p>
          </table:table-cell>
          <table:table-cell table:style-name="ce6" office:value-type="percentage" office:value="0.034493958685202" calcext:value-type="percentage">
            <text:p>3,45 %</text:p>
          </table:table-cell>
          <table:table-cell/>
        </table:table-row>
        <table:table-row table:style-name="ro1">
          <table:table-cell office:value-type="string" calcext:value-type="string">
            <text:p>Celkem</text:p>
          </table:table-cell>
          <table:table-cell table:style-name="ce5" office:value-type="float" office:value="105169000" calcext:value-type="float">
            <text:p>105 169 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office:value-type="float" office:value="15024142.8571429" calcext:value-type="float">
            <text:p>15 024 143</text:p>
          </table:table-cell>
          <table:table-cell table:number-columns-repeated="2"/>
        </table:table-row>
      </table:table>
      <table:table table:name="seznam-podnajmu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5"/>
        <table:table-column table:style-name="co7" table:default-cell-style-name="Default"/>
        <table:table-row table:style-name="ro2">
          <table:table-cell table:style-name="ce2" office:value-type="string" calcext:value-type="string">
            <text:p>Podnájemce</text:p>
          </table:table-cell>
          <table:table-cell table:style-name="ce2" office:value-type="string" calcext:value-type="string">
            <text:p>účel podnájmu</text:p>
          </table:table-cell>
          <table:table-cell table:style-name="ce2" office:value-type="string" calcext:value-type="string">
            <text:p>plocha</text:p>
          </table:table-cell>
          <table:table-cell table:style-name="ce11" office:value-type="string" calcext:value-type="string">
            <text:p>Podnájem měsíčně</text:p>
          </table:table-cell>
          <table:table-cell table:style-name="ce2" office:value-type="string" calcext:value-type="string">
            <text:p>cena/m2/rok</text:p>
          </table:table-cell>
          <table:table-cell/>
        </table:table-row>
        <table:table-row table:style-name="ro1">
          <table:table-cell office:value-type="string" calcext:value-type="string">
            <text:p>AIR MARINE Travel+incentive s.r.o.</text:p>
          </table:table-cell>
          <table:table-cell office:value-type="string" calcext:value-type="string">
            <text:p>kanceláře</text:p>
          </table:table-cell>
          <table:table-cell office:value-type="float" office:value="177.24" calcext:value-type="float">
            <text:p>177,24</text:p>
          </table:table-cell>
          <table:table-cell office:value-type="currency" office:currency="CZK" office:value="48000" calcext:value-type="currency">
            <text:p>48 000 Kč</text:p>
          </table:table-cell>
          <table:table-cell table:formula="of:=[.D2]*12/[.C2]" office:value-type="currency" office:currency="CZK" office:value="3249.8307379824" calcext:value-type="currency">
            <text:p>3 249,83 Kč</text:p>
          </table:table-cell>
          <table:table-cell/>
        </table:table-row>
        <table:table-row table:style-name="ro1">
          <table:table-cell office:value-type="string" calcext:value-type="string">
            <text:p>Smarton s.r.o.</text:p>
          </table:table-cell>
          <table:table-cell office:value-type="string" calcext:value-type="string">
            <text:p>cest. Kancelář</text:p>
          </table:table-cell>
          <table:table-cell office:value-type="float" office:value="7.86" calcext:value-type="float">
            <text:p>7,86</text:p>
          </table:table-cell>
          <table:table-cell office:value-type="currency" office:currency="CZK" office:value="15000" calcext:value-type="currency">
            <text:p>15 000 Kč</text:p>
          </table:table-cell>
          <table:table-cell table:formula="of:=[.D3]*12/[.C3]" office:value-type="currency" office:currency="CZK" office:value="22900.7633587786" calcext:value-type="currency">
            <text:p>22 900,76 Kč</text:p>
          </table:table-cell>
          <table:table-cell/>
        </table:table-row>
        <table:table-row table:style-name="ro1">
          <table:table-cell office:value-type="string" calcext:value-type="string">
            <text:p>ALEKS CZ a.s.</text:p>
          </table:table-cell>
          <table:table-cell office:value-type="string" calcext:value-type="string">
            <text:p>kanceláře</text:p>
          </table:table-cell>
          <table:table-cell office:value-type="float" office:value="77.96" calcext:value-type="float">
            <text:p>77,96</text:p>
          </table:table-cell>
          <table:table-cell office:value-type="currency" office:currency="CZK" office:value="41458" calcext:value-type="currency">
            <text:p>41 458 Kč</text:p>
          </table:table-cell>
          <table:table-cell table:formula="of:=[.D4]*12/[.C4]" office:value-type="currency" office:currency="CZK" office:value="6381.42637249872" calcext:value-type="currency">
            <text:p>6 381,43 Kč</text:p>
          </table:table-cell>
          <table:table-cell/>
        </table:table-row>
        <table:table-row table:style-name="ro1">
          <table:table-cell office:value-type="string" calcext:value-type="string">
            <text:p>ANFAL s.r.o.</text:p>
          </table:table-cell>
          <table:table-cell office:value-type="string" calcext:value-type="string">
            <text:p>směnárna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21884" calcext:value-type="currency">
            <text:p>21 884 Kč</text:p>
          </table:table-cell>
          <table:table-cell table:formula="of:=[.D5]*12/[.C5]" office:value-type="currency" office:currency="CZK" office:value="21884" calcext:value-type="currency">
            <text:p>21 884,00 Kč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deřnictví</text:p>
          </table:table-cell>
          <table:table-cell office:value-type="float" office:value="149" calcext:value-type="float">
            <text:p>149</text:p>
          </table:table-cell>
          <table:table-cell office:value-type="currency" office:currency="CZK" office:value="104506" calcext:value-type="currency">
            <text:p>104 506 Kč</text:p>
          </table:table-cell>
          <table:table-cell table:formula="of:=[.D6]*12/[.C6]" office:value-type="currency" office:currency="CZK" office:value="8416.59060402685" calcext:value-type="currency">
            <text:p>8 416,59 Kč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nceláře</text:p>
          </table:table-cell>
          <table:table-cell office:value-type="float" office:value="172.37" calcext:value-type="float">
            <text:p>172,37</text:p>
          </table:table-cell>
          <table:table-cell office:value-type="currency" office:currency="CZK" office:value="79460" calcext:value-type="currency">
            <text:p>79 460 Kč</text:p>
          </table:table-cell>
          <table:table-cell table:formula="of:=[.D7]*12/[.C7]" office:value-type="currency" office:currency="CZK" office:value="5531.82108255497" calcext:value-type="currency">
            <text:p>5 531,82 Kč</text:p>
          </table:table-cell>
          <table:table-cell/>
        </table:table-row>
        <table:table-row table:style-name="ro3">
          <table:table-cell office:value-type="string" calcext:value-type="string">
            <text:p>BONAVITA restaurants a.s.</text:p>
          </table:table-cell>
          <table:table-cell office:value-type="string" calcext:value-type="string">
            <text:p>restaurace</text:p>
          </table:table-cell>
          <table:table-cell office:value-type="float" office:value="267.91" calcext:value-type="float">
            <text:p>267,91</text:p>
          </table:table-cell>
          <table:table-cell office:value-type="currency" office:currency="CZK" office:value="20000" calcext:value-type="currency">
            <text:p>20 000 Kč</text:p>
          </table:table-cell>
          <table:table-cell table:formula="of:=[.D8]*12/[.C8]" office:value-type="currency" office:currency="CZK" office:value="895.823224217088" calcext:value-type="currency">
            <text:p>895,82 Kč</text:p>
          </table:table-cell>
          <table:table-cell office:value-type="string" calcext:value-type="string">
            <text:p>majitelem je jednatel </text:p>
            <text:p>EP-SC, asi proto je </text:p>
            <text:p>Nájem tak nízký</text:p>
          </table:table-cell>
        </table:table-row>
        <table:table-row table:style-name="ro1">
          <table:table-cell office:value-type="string" calcext:value-type="string">
            <text:p>SA QI Prague s.r.o.</text:p>
          </table:table-cell>
          <table:table-cell office:value-type="string" calcext:value-type="string">
            <text:p>kanceláře</text:p>
          </table:table-cell>
          <table:table-cell office:value-type="float" office:value="68.13" calcext:value-type="float">
            <text:p>68,13</text:p>
          </table:table-cell>
          <table:table-cell office:value-type="currency" office:currency="CZK" office:value="14000" calcext:value-type="currency">
            <text:p>14 000 Kč</text:p>
          </table:table-cell>
          <table:table-cell table:formula="of:=[.D9]*12/[.C9]" office:value-type="currency" office:currency="CZK" office:value="2465.87406428886" calcext:value-type="currency">
            <text:p>2 465,87 Kč</text:p>
          </table:table-cell>
          <table:table-cell/>
        </table:table-row>
        <table:table-row table:style-name="ro1">
          <table:table-cell office:value-type="string" calcext:value-type="string">
            <text:p>Dagonet s.r.o.</text:p>
          </table:table-cell>
          <table:table-cell office:value-type="string" calcext:value-type="string">
            <text:p>kanceláře</text:p>
          </table:table-cell>
          <table:table-cell office:value-type="float" office:value="57.5" calcext:value-type="float">
            <text:p>57,5</text:p>
          </table:table-cell>
          <table:table-cell office:value-type="currency" office:currency="CZK" office:value="13000" calcext:value-type="currency">
            <text:p>13 000 Kč</text:p>
          </table:table-cell>
          <table:table-cell table:formula="of:=[.D10]*12/[.C10]" office:value-type="currency" office:currency="CZK" office:value="2713.04347826087" calcext:value-type="currency">
            <text:p>2 713,04 Kč</text:p>
          </table:table-cell>
          <table:table-cell/>
        </table:table-row>
        <table:table-row table:style-name="ro1">
          <table:table-cell office:value-type="string" calcext:value-type="string">
            <text:p>EP-SC s.r.o.</text:p>
          </table:table-cell>
          <table:table-cell office:value-type="string" calcext:value-type="string">
            <text:p>kanceláře</text:p>
          </table:table-cell>
          <table:table-cell office:value-type="float" office:value="154.3" calcext:value-type="float">
            <text:p>154,3</text:p>
          </table:table-cell>
          <table:table-cell office:value-type="currency" office:currency="CZK" office:value="0" calcext:value-type="currency">
            <text:p>0 Kč</text:p>
          </table:table-cell>
          <table:table-cell table:formula="of:=[.D11]*12/[.C11]" office:value-type="currency" office:currency="CZK" office:value="0" calcext:value-type="currency">
            <text:p>0,00 Kč</text:p>
          </table:table-cell>
          <table:table-cell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zlatnictví</text:p>
          </table:table-cell>
          <table:table-cell office:value-type="float" office:value="126.2" calcext:value-type="float">
            <text:p>126,2</text:p>
          </table:table-cell>
          <table:table-cell office:value-type="currency" office:currency="CZK" office:value="83000" calcext:value-type="currency">
            <text:p>83 000 Kč</text:p>
          </table:table-cell>
          <table:table-cell table:formula="of:=[.D12]*12/[.C12]" office:value-type="currency" office:currency="CZK" office:value="7892.23454833597" calcext:value-type="currency">
            <text:p>7 892,23 Kč</text:p>
          </table:table-cell>
          <table:table-cell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kanceláře</text:p>
          </table:table-cell>
          <table:table-cell office:value-type="float" office:value="153.6" calcext:value-type="float">
            <text:p>153,6</text:p>
          </table:table-cell>
          <table:table-cell office:value-type="currency" office:currency="CZK" office:value="54668" calcext:value-type="currency">
            <text:p>54 668 Kč</text:p>
          </table:table-cell>
          <table:table-cell table:formula="of:=[.D13]*12/[.C13]" office:value-type="currency" office:currency="CZK" office:value="4270.9375" calcext:value-type="currency">
            <text:p>4 270,94 Kč</text:p>
          </table:table-cell>
          <table:table-cell/>
        </table:table-row>
        <table:table-row table:style-name="ro1">
          <table:table-cell office:value-type="string" calcext:value-type="string">
            <text:p>INTERART Production</text:p>
          </table:table-cell>
          <table:table-cell office:value-type="string" calcext:value-type="string">
            <text:p>divadlo</text:p>
          </table:table-cell>
          <table:table-cell office:value-type="float" office:value="1198" calcext:value-type="float">
            <text:p>1198</text:p>
          </table:table-cell>
          <table:table-cell office:value-type="currency" office:currency="CZK" office:value="100000" calcext:value-type="currency">
            <text:p>100 000 Kč</text:p>
          </table:table-cell>
          <table:table-cell table:formula="of:=[.D14]*12/[.C14]" office:value-type="currency" office:currency="CZK" office:value="1001.6694490818" calcext:value-type="currency">
            <text:p>1 001,67 Kč</text:p>
          </table:table-cell>
          <table:table-cell/>
        </table:table-row>
        <table:table-row table:style-name="ro1">
          <table:table-cell office:value-type="string" calcext:value-type="string">
            <text:p>JING DE INTER. TRADE, s.r.o.</text:p>
          </table:table-cell>
          <table:table-cell office:value-type="string" calcext:value-type="string">
            <text:p>čínská restaurace</text:p>
          </table:table-cell>
          <table:table-cell office:value-type="float" office:value="174.69" calcext:value-type="float">
            <text:p>174,69</text:p>
          </table:table-cell>
          <table:table-cell office:value-type="currency" office:currency="CZK" office:value="50000" calcext:value-type="currency">
            <text:p>50 000 Kč</text:p>
          </table:table-cell>
          <table:table-cell table:formula="of:=[.D15]*12/[.C15]" office:value-type="currency" office:currency="CZK" office:value="3434.6556757685" calcext:value-type="currency">
            <text:p>3 434,66 Kč</text:p>
          </table:table-cell>
          <table:table-cell/>
        </table:table-row>
        <table:table-row table:style-name="ro1">
          <table:table-cell office:value-type="string" calcext:value-type="string">
            <text:p>volné</text:p>
          </table:table-cell>
          <table:table-cell/>
          <table:table-cell office:value-type="float" office:value="59.35" calcext:value-type="float">
            <text:p>59,35</text:p>
          </table:table-cell>
          <table:table-cell office:value-type="currency" office:currency="CZK" office:value="0" calcext:value-type="currency">
            <text:p>0 Kč</text:p>
          </table:table-cell>
          <table:table-cell table:formula="of:=[.D16]*12/[.C16]" office:value-type="currency" office:currency="CZK" office:value="0" calcext:value-type="currency">
            <text:p>0,00 Kč</text:p>
          </table:table-cell>
          <table:table-cell/>
        </table:table-row>
        <table:table-row table:style-name="ro1">
          <table:table-cell office:value-type="string" calcext:value-type="string">
            <text:p>Thi Thuy Ta</text:p>
          </table:table-cell>
          <table:table-cell office:value-type="string" calcext:value-type="string">
            <text:p>čajový bar</text:p>
          </table:table-cell>
          <table:table-cell office:value-type="float" office:value="83.67" calcext:value-type="float">
            <text:p>83,67</text:p>
          </table:table-cell>
          <table:table-cell office:value-type="currency" office:currency="CZK" office:value="26187" calcext:value-type="currency">
            <text:p>26 187 Kč</text:p>
          </table:table-cell>
          <table:table-cell table:formula="of:=[.D17]*12/[.C17]" office:value-type="currency" office:currency="CZK" office:value="3755.75475080674" calcext:value-type="currency">
            <text:p>3 755,75 Kč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cent. Krasy</text:p>
          </table:table-cell>
          <table:table-cell office:value-type="float" office:value="157" calcext:value-type="float">
            <text:p>157</text:p>
          </table:table-cell>
          <table:table-cell table:style-name="ce13" office:value-type="currency" office:currency="CZK" office:value="83820" calcext:value-type="currency" table:number-columns-spanned="1" table:number-rows-spanned="2">
            <text:p>83 820 Kč</text:p>
          </table:table-cell>
          <table:table-cell table:style-name="ce16" table:formula="of:=[.D18]*12/([.C18]+[.C19])" office:value-type="currency" office:currency="CZK" office:value="1697.36242596061" calcext:value-type="currency" table:number-columns-spanned="1" table:number-rows-spanned="2">
            <text:p>1 697,36 Kč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fitcentrum</text:p>
          </table:table-cell>
          <table:table-cell office:value-type="float" office:value="435.59" calcext:value-type="float">
            <text:p>435,59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OH DEER s.r.o.</text:p>
          </table:table-cell>
          <table:table-cell office:value-type="string" calcext:value-type="string">
            <text:p>kanceláře</text:p>
          </table:table-cell>
          <table:table-cell office:value-type="float" office:value="152.48" calcext:value-type="float">
            <text:p>152,48</text:p>
          </table:table-cell>
          <table:table-cell office:value-type="currency" office:currency="CZK" office:value="34760" calcext:value-type="currency">
            <text:p>34 760 Kč</text:p>
          </table:table-cell>
          <table:table-cell table:formula="of:=[.D20]*12/[.C20]" office:value-type="currency" office:currency="CZK" office:value="2735.57187827912" calcext:value-type="currency">
            <text:p>2 735,57 Kč</text:p>
          </table:table-cell>
          <table:table-cell/>
        </table:table-row>
        <table:table-row table:style-name="ro1">
          <table:table-cell office:value-type="string" calcext:value-type="string">
            <text:p>Jan Reality s.r.o.</text:p>
          </table:table-cell>
          <table:table-cell office:value-type="string" calcext:value-type="string">
            <text:p>kanceláře</text:p>
          </table:table-cell>
          <table:table-cell office:value-type="float" office:value="110.94" calcext:value-type="float">
            <text:p>110,94</text:p>
          </table:table-cell>
          <table:table-cell office:value-type="currency" office:currency="CZK" office:value="30000" calcext:value-type="currency">
            <text:p>30 000 Kč</text:p>
          </table:table-cell>
          <table:table-cell table:formula="of:=[.D21]*12/[.C21]" office:value-type="currency" office:currency="CZK" office:value="3244.99729583559" calcext:value-type="currency">
            <text:p>3 245,00 Kč</text:p>
          </table:table-cell>
          <table: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255.2" calcext:value-type="float">
            <text:p>255,2</text:p>
          </table:table-cell>
          <table:table-cell table:style-name="ce13" office:value-type="currency" office:currency="CZK" office:value="421464" calcext:value-type="currency" table:number-columns-spanned="1" table:number-rows-spanned="3">
            <text:p>421 464 Kč</text:p>
          </table:table-cell>
          <table:table-cell table:style-name="ce16" table:formula="of:=[.D22]*12/([.C22]+[.C23]+[.C24])" office:value-type="currency" office:currency="CZK" office:value="9975.87281549568" calcext:value-type="currency" table:number-columns-spanned="1" table:number-rows-spanned="3">
            <text:p>9 975,87 Kč</text:p>
          </table:table-cell>
          <table: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101.26" calcext:value-type="float">
            <text:p>101,26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anceláře</text:p>
          </table:table-cell>
          <table:table-cell office:value-type="float" office:value="150.52" calcext:value-type="float">
            <text:p>150,5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Zika Jaroslav JUDr.</text:p>
          </table:table-cell>
          <table:table-cell office:value-type="string" calcext:value-type="string">
            <text:p>kanceláře</text:p>
          </table:table-cell>
          <table:table-cell office:value-type="float" office:value="55.88" calcext:value-type="float">
            <text:p>55,88</text:p>
          </table:table-cell>
          <table:table-cell office:value-type="currency" office:currency="CZK" office:value="0" calcext:value-type="currency">
            <text:p>0 Kč</text:p>
          </table:table-cell>
          <table:table-cell table:formula="of:=[.D25]*12/[.C25]" office:value-type="currency" office:currency="CZK" office:value="0" calcext:value-type="currency">
            <text:p>0,00 Kč</text:p>
          </table:table-cell>
          <table:table-cell/>
        </table:table-row>
        <table:table-row table:style-name="ro1">
          <table:table-cell office:value-type="string" calcext:value-type="string">
            <text:p>RMS Group s.r.o. (822A)</text:p>
          </table:table-cell>
          <table:table-cell office:value-type="string" calcext:value-type="string">
            <text:p>kanceláře</text:p>
          </table:table-cell>
          <table:table-cell office:value-type="float" office:value="58.07" calcext:value-type="float">
            <text:p>58,07</text:p>
          </table:table-cell>
          <table:table-cell office:value-type="currency" office:currency="CZK" office:value="12000" calcext:value-type="currency">
            <text:p>12 000 Kč</text:p>
          </table:table-cell>
          <table:table-cell table:formula="of:=[.D26]*12/[.C26]" office:value-type="currency" office:currency="CZK" office:value="2479.76579989668" calcext:value-type="currency">
            <text:p>2 479,77 Kč</text:p>
          </table:table-cell>
          <table:table-cell/>
        </table:table-row>
        <table:table-row table:style-name="ro1">
          <table:table-cell office:value-type="string" calcext:value-type="string">
            <text:p>RMS Group s.r.o. (822)</text:p>
          </table:table-cell>
          <table:table-cell office:value-type="string" calcext:value-type="string">
            <text:p>kanceláře</text:p>
          </table:table-cell>
          <table:table-cell office:value-type="float" office:value="55.19" calcext:value-type="float">
            <text:p>55,19</text:p>
          </table:table-cell>
          <table:table-cell office:value-type="currency" office:currency="CZK" office:value="10000" calcext:value-type="currency">
            <text:p>10 000 Kč</text:p>
          </table:table-cell>
          <table:table-cell table:formula="of:=[.D27]*12/[.C27]" office:value-type="currency" office:currency="CZK" office:value="2174.30693966298" calcext:value-type="currency">
            <text:p>2 174,31 Kč</text:p>
          </table:table-cell>
          <table:table-cell/>
        </table:table-row>
        <table:table-row table:style-name="ro1">
          <table:table-cell office:value-type="string" calcext:value-type="string">
            <text:p>RMS Group s.r.o. (822C)</text:p>
          </table:table-cell>
          <table:table-cell office:value-type="string" calcext:value-type="string">
            <text:p>kanceláře</text:p>
          </table:table-cell>
          <table:table-cell office:value-type="float" office:value="149.97" calcext:value-type="float">
            <text:p>149,97</text:p>
          </table:table-cell>
          <table:table-cell office:value-type="currency" office:currency="CZK" office:value="25000" calcext:value-type="currency">
            <text:p>25 000 Kč</text:p>
          </table:table-cell>
          <table:table-cell table:formula="of:=[.D28]*12/[.C28]" office:value-type="currency" office:currency="CZK" office:value="2000.400080016" calcext:value-type="currency">
            <text:p>2 000,40 Kč</text:p>
          </table:table-cell>
          <table:table-cell/>
        </table:table-row>
        <table:table-row table:style-name="ro1">
          <table:table-cell office:value-type="string" calcext:value-type="string">
            <text:p>EBN SEENA s.r.o.</text:p>
          </table:table-cell>
          <table:table-cell office:value-type="string" calcext:value-type="string">
            <text:p>kanceláře</text:p>
          </table:table-cell>
          <table:table-cell office:value-type="float" office:value="175.23" calcext:value-type="float">
            <text:p>175,23</text:p>
          </table:table-cell>
          <table:table-cell office:value-type="currency" office:currency="CZK" office:value="50000" calcext:value-type="currency">
            <text:p>50 000 Kč</text:p>
          </table:table-cell>
          <table:table-cell table:formula="of:=[.D29]*12/[.C29]" office:value-type="currency" office:currency="CZK" office:value="3424.07122068139" calcext:value-type="currency">
            <text:p>3 424,07 Kč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ena/m2/rok</text:p>
          </table:table-cell>
          <table:table-cell office:value-type="string" calcext:value-type="string">
            <text:p>cena bez divadla</text:p>
          </table:table-cell>
        </table:table-row>
        <table:table-row table:style-name="ro1">
          <table:table-cell table:number-columns-repeated="2"/>
          <table:table-cell table:formula="of:=SUM([.C2:.C29])" office:value-type="float" office:value="4797.11" calcext:value-type="float">
            <text:p>4797,11</text:p>
          </table:table-cell>
          <table:table-cell table:style-name="ce3" table:formula="of:=SUM([.D2:.D29])*12" office:value-type="currency" office:currency="CZK" office:value="16058484" calcext:value-type="currency">
            <text:p>16 058 484 Kč</text:p>
          </table:table-cell>
          <table:table-cell table:style-name="ce3" table:formula="of:=[.D31]/[.C31]" office:value-type="currency" office:currency="CZK" office:value="3347.53299382336" calcext:value-type="currency">
            <text:p>3 348 Kč</text:p>
          </table:table-cell>
          <table:table-cell table:style-name="ce3" table:formula="of:=([.D31]-[.D14]*12)/([.C31]-[.C14])" office:value-type="currency" office:currency="CZK" office:value="4128.37729327528" calcext:value-type="currency">
            <text:p>4 128 K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.00.0000</text:date>, <text:time style:data-style-name="N2" text:time-value="13:22:02.01662809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34:16.471473942</meta:creation-date>
    <dc:date>2017-10-31T14:18:38.883925090</dc:date>
    <meta:editing-duration>PT1H30M58S</meta:editing-duration>
    <meta:editing-cycles>14</meta:editing-cycles>
    <meta:generator>LibreOffice/5.4.2.2$Linux_X86_64 LibreOffice_project/40m0$Build-2</meta:generator>
    <dc:creator>Adam Zábranský</dc:creator>
    <meta:document-statistic meta:table-count="2" meta:cell-count="207" meta:object-count="0"/>
  </office:meta>
</office:document-meta>
</file>